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69a" officeooo:paragraph-rsid="0016769a"/>
    </style:style>
    <style:style style:name="P2" style:family="paragraph" style:parent-style-name="Standard">
      <style:text-properties officeooo:rsid="0016f3e4" officeooo:paragraph-rsid="0016f3e4"/>
    </style:style>
    <style:style style:name="P3" style:family="paragraph" style:parent-style-name="Standard">
      <style:text-properties officeooo:rsid="00188f2a" officeooo:paragraph-rsid="00188f2a"/>
    </style:style>
    <style:style style:name="P4" style:family="paragraph" style:parent-style-name="Standard">
      <style:text-properties officeooo:rsid="001a816b" officeooo:paragraph-rsid="001a816b"/>
    </style:style>
    <style:style style:name="T1" style:family="text">
      <style:text-properties officeooo:rsid="0016f3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NG</text:p>
      <text:p text:style-name="P1">- titlu</text:p>
      <text:p text:style-name="P1">- an de infiintare</text:p>
      <text:p text:style-name="P1">- numar membri</text:p>
      <text:p text:style-name="P1">- descriere</text:p>
      <text:p text:style-name="P1">- detalii juridice</text:p>
      <text:p text:style-name="P1">- lista de proiecte</text:p>
      <text:p text:style-name="P1">- structura ierarhica</text:p>
      <text:p text:style-name="P1">- membri (useri)</text:p>
      <text:p text:style-name="P1">- <text:span text:style-name="T1">structura recrutare</text:span></text:p>
      <text:p text:style-name="P1"/>
      <text:p text:style-name="P1">2. Structura ierarhica</text:p>
      <text:p text:style-name="P1">- functii</text:p>
      <text:p text:style-name="P1">- descriere functii </text:p>
      <text:p text:style-name="P1">- useri care ocupa functiile respective</text:p>
      <text:p text:style-name="P1"/>
      <text:p text:style-name="P1">3. Proiect</text:p>
      <text:p text:style-name="P1">- titlu</text:p>
      <text:p text:style-name="P1">- descriere</text:p>
      <text:p text:style-name="P1">- functii in cadrul proiectului</text:p>
      <text:p text:style-name="P1">- parteneri</text:p>
      <text:p text:style-name="P1">- dashboard task-uri + asignare</text:p>
      <text:p text:style-name="P1">- file attachments</text:p>
      <text:p text:style-name="P1">- sth legat de buget (?)</text:p>
      <text:p text:style-name="P1"/>
      <text:p text:style-name="P1">4. Inregistrare ore de activitate</text:p>
      <text:p text:style-name="P1"/>
      <text:p text:style-name="P1">5. <text:span text:style-name="T1">Announcements:</text:span></text:p>
      <text:p text:style-name="P1">- “<text:span text:style-name="T1">se cauta voluntari pentru x</text:span>” <text:span text:style-name="T1">+ buton “Aplica”</text:span></text:p>
      <text:p text:style-name="P1">- <text:span text:style-name="T1">optiune de moderare → primul venit, primul servit / clasificare ore activitate</text:span></text:p>
      <text:p text:style-name="P1">- <text:span text:style-name="T1">trimitere mail automat in cazul acceptarii pentru un announcement</text:span></text:p>
      <text:p text:style-name="P2"/>
      <text:p text:style-name="P2">6. Event &amp; meetings calendar (set visibility to user groups)</text:p>
      <text:p text:style-name="P2"/>
      <text:p text:style-name="P2">7. Optiuni non-membrii:</text:p>
      <text:p text:style-name="P2">- vizualizare descrieri ONG</text:p>
      <text:p text:style-name="P2">- aplicare pentru recrutare + primire notificare cand se deschide perioada de recrutare</text:p>
      <text:p text:style-name="P2">- vizualizare detalii persoane de contact – completare formular → sends e-mail to board</text:p>
      <text:p text:style-name="P2"/>
      <text:p text:style-name="P3">roluri</text:p>
      <text:p text:style-name="P3">server mail</text:p>
      <text:p text:style-name="P3">job-uri</text:p>
      <text:p text:style-name="P3">jasper</text:p>
      <text:p text:style-name="P3">profil-personal =&gt; setari profil</text:p>
      <text:p text:style-name="P3">login/register</text:p>
      <text:p text:style-name="P3">management membrii(prezente/premii/departamente/entitate)?</text:p>
      <text:p text:style-name="P3">NOTIFICARI =&gt; socketuri</text:p>
      <text:p text:style-name="P3">buget – stie Laura</text:p>
      <text:p text:style-name="P3"/>
      <text:p text:style-name="P4">organizatie – date organizat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9:29:22.749037940</meta:creation-date>
    <meta:editing-duration>PT39M26S</meta:editing-duration>
    <meta:editing-cycles>3</meta:editing-cycles>
    <meta:generator>LibreOffice/6.0.7.3$Linux_X86_64 LibreOffice_project/00m0$Build-3</meta:generator>
    <dc:date>2020-09-21T21:49:45.203628411</dc:date>
    <meta:document-statistic meta:table-count="0" meta:image-count="0" meta:object-count="0" meta:page-count="1" meta:paragraph-count="42" meta:word-count="173" meta:character-count="1118" meta:non-whitespace-character-count="983"/>
  </office:meta>
</office:document-meta>
</file>